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956508591925" calcext:value-type="float">
            <text:p>2.24957</text:p>
          </table:table-cell>
          <table:table-cell office:value-type="float" office:value="2.35067557140474" calcext:value-type="float">
            <text:p>2.35068</text:p>
          </table:table-cell>
          <table:table-cell office:value-type="float" office:value="3.89455705705706" calcext:value-type="float">
            <text:p>3.8945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735985985986" calcext:value-type="float">
            <text:p>2.24736</text:p>
          </table:table-cell>
          <table:table-cell office:value-type="float" office:value="2.3474844636303" calcext:value-type="float">
            <text:p>2.34748</text:p>
          </table:table-cell>
          <table:table-cell office:value-type="float" office:value="3.77601976976977" calcext:value-type="float">
            <text:p>3.77602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716649991663" calcext:value-type="float">
            <text:p>2.19717</text:p>
          </table:table-cell>
          <table:table-cell office:value-type="float" office:value="2.3219520176755" calcext:value-type="float">
            <text:p>2.32195</text:p>
          </table:table-cell>
          <table:table-cell office:value-type="float" office:value="3.45860055027514" calcext:value-type="float">
            <text:p>3.458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568607220277" calcext:value-type="float">
            <text:p>2.19569</text:p>
          </table:table-cell>
          <table:table-cell office:value-type="float" office:value="2.31690428547607" calcext:value-type="float">
            <text:p>2.3169</text:p>
          </table:table-cell>
          <table:table-cell office:value-type="float" office:value="3.4837943971986" calcext:value-type="float">
            <text:p>3.4837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67630931532" calcext:value-type="float">
            <text:p>2.21676</text:p>
          </table:table-cell>
          <table:table-cell office:value-type="float" office:value="2.31424453756984" calcext:value-type="float">
            <text:p>2.31424</text:p>
          </table:table-cell>
          <table:table-cell office:value-type="float" office:value="3.70440955716788" calcext:value-type="float">
            <text:p>3.7044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781231757151" calcext:value-type="float">
            <text:p>2.21781</text:p>
          </table:table-cell>
          <table:table-cell office:value-type="float" office:value="2.3098626052873" calcext:value-type="float">
            <text:p>2.30986</text:p>
          </table:table-cell>
          <table:table-cell office:value-type="float" office:value="3.67779084313235" calcext:value-type="float">
            <text:p>3.6777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0260163365923" calcext:value-type="float">
            <text:p>2.3026</text:p>
          </table:table-cell>
          <table:table-cell office:value-type="float" office:value="2.30912290047631" calcext:value-type="float">
            <text:p>2.30912</text:p>
          </table:table-cell>
          <table:table-cell office:value-type="float" office:value="3.58663700175483" calcext:value-type="float">
            <text:p>3.58664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9778442801036" calcext:value-type="float">
            <text:p>2.29778</text:p>
          </table:table-cell>
          <table:table-cell office:value-type="float" office:value="2.33422819002256" calcext:value-type="float">
            <text:p>2.33423</text:p>
          </table:table-cell>
          <table:table-cell office:value-type="float" office:value="3.54715843569817" calcext:value-type="float">
            <text:p>3.54716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8591461885657" calcext:value-type="float">
            <text:p>2.28591</text:p>
          </table:table-cell>
          <table:table-cell office:value-type="float" office:value="2.42396731862253" calcext:value-type="float">
            <text:p>2.42397</text:p>
          </table:table-cell>
          <table:table-cell office:value-type="float" office:value="4.27100677031093" calcext:value-type="float">
            <text:p>4.27101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393921347375" calcext:value-type="float">
            <text:p>2.28394</text:p>
          </table:table-cell>
          <table:table-cell office:value-type="float" office:value="2.4133252883651" calcext:value-type="float">
            <text:p>2.41333</text:p>
          </table:table-cell>
          <table:table-cell office:value-type="float" office:value="4.24229438314945" calcext:value-type="float">
            <text:p>4.24229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7309473201634" calcext:value-type="float">
            <text:p>2.27309</text:p>
          </table:table-cell>
          <table:table-cell office:value-type="float" office:value="2.27663905559723" calcext:value-type="float">
            <text:p>2.27664</text:p>
          </table:table-cell>
          <table:table-cell office:value-type="float" office:value="3.51481370342586" calcext:value-type="float">
            <text:p>3.5148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013274151871" calcext:value-type="float">
            <text:p>2.26013</text:p>
          </table:table-cell>
          <table:table-cell office:value-type="float" office:value="2.4362317662749" calcext:value-type="float">
            <text:p>2.43623</text:p>
          </table:table-cell>
          <table:table-cell office:value-type="float" office:value="3.8614703675919" calcext:value-type="float">
            <text:p>3.8614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181514128532" calcext:value-type="float">
            <text:p>2.25182</text:p>
          </table:table-cell>
          <table:table-cell office:value-type="float" office:value="2.25983464616154" calcext:value-type="float">
            <text:p>2.25983</text:p>
          </table:table-cell>
          <table:table-cell office:value-type="float" office:value="3.54451987996999" calcext:value-type="float">
            <text:p>3.5445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920334250229" calcext:value-type="float">
            <text:p>2.2592</text:p>
          </table:table-cell>
          <table:table-cell office:value-type="float" office:value="2.3897838001167" calcext:value-type="float">
            <text:p>2.38978</text:p>
          </table:table-cell>
          <table:table-cell office:value-type="float" office:value="4.03626156539135" calcext:value-type="float">
            <text:p>4.0362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620207135117" calcext:value-type="float">
            <text:p>2.2562</text:p>
          </table:table-cell>
          <table:table-cell office:value-type="float" office:value="2.40223816370759" calcext:value-type="float">
            <text:p>2.40224</text:p>
          </table:table-cell>
          <table:table-cell office:value-type="float" office:value="4.01562765691423" calcext:value-type="float">
            <text:p>4.0156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45403017421" calcext:value-type="float">
            <text:p>2.25454</text:p>
          </table:table-cell>
          <table:table-cell office:value-type="float" office:value="2.45594711177794" calcext:value-type="float">
            <text:p>2.45595</text:p>
          </table:table-cell>
          <table:table-cell office:value-type="float" office:value="3.83662290572643" calcext:value-type="float">
            <text:p>3.8366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78164082041" calcext:value-type="float">
            <text:p>2.24782</text:p>
          </table:table-cell>
          <table:table-cell office:value-type="float" office:value="2.39922211105553" calcext:value-type="float">
            <text:p>2.39922</text:p>
          </table:table-cell>
          <table:table-cell office:value-type="float" office:value="3.91841295647824" calcext:value-type="float">
            <text:p>3.9184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428686097907" calcext:value-type="float">
            <text:p>2.24429</text:p>
          </table:table-cell>
          <table:table-cell office:value-type="float" office:value="2.15132755816863" calcext:value-type="float">
            <text:p>2.15133</text:p>
          </table:table-cell>
          <table:table-cell office:value-type="float" office:value="3.17576932699525" calcext:value-type="float">
            <text:p>3.1757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4240631781" calcext:value-type="float">
            <text:p>2.24424</text:p>
          </table:table-cell>
          <table:table-cell office:value-type="float" office:value="2.34948923385078" calcext:value-type="float">
            <text:p>2.34949</text:p>
          </table:table-cell>
          <table:table-cell office:value-type="float" office:value="3.98585252879319" calcext:value-type="float">
            <text:p>3.98585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189807868634" calcext:value-type="float">
            <text:p>2.2419</text:p>
          </table:table-cell>
          <table:table-cell office:value-type="float" office:value="2.39400433441694" calcext:value-type="float">
            <text:p>2.394</text:p>
          </table:table-cell>
          <table:table-cell office:value-type="float" office:value="3.52314828707177" calcext:value-type="float">
            <text:p>3.5231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930903212349" calcext:value-type="float">
            <text:p>2.23931</text:p>
          </table:table-cell>
          <table:table-cell office:value-type="float" office:value="2.38035429703796" calcext:value-type="float">
            <text:p>2.38035</text:p>
          </table:table-cell>
          <table:table-cell office:value-type="float" office:value="3.6108423028786" calcext:value-type="float">
            <text:p>3.61084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668135783946" calcext:value-type="float">
            <text:p>2.23668</text:p>
          </table:table-cell>
          <table:table-cell office:value-type="float" office:value="2.38601921313662" calcext:value-type="float">
            <text:p>2.38602</text:p>
          </table:table-cell>
          <table:table-cell office:value-type="float" office:value="3.56399224806202" calcext:value-type="float">
            <text:p>3.5639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554985826246" calcext:value-type="float">
            <text:p>2.23555</text:p>
          </table:table-cell>
          <table:table-cell office:value-type="float" office:value="2.39306893029848" calcext:value-type="float">
            <text:p>2.39307</text:p>
          </table:table-cell>
          <table:table-cell office:value-type="float" office:value="3.95119684842421" calcext:value-type="float">
            <text:p>3.951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4298015178" calcext:value-type="float">
            <text:p>2.23543</text:p>
          </table:table-cell>
          <table:table-cell office:value-type="float" office:value="2.14300631723793" calcext:value-type="float">
            <text:p>2.14301</text:p>
          </table:table-cell>
          <table:table-cell office:value-type="float" office:value="3.15649362021516" calcext:value-type="float">
            <text:p>3.1564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201248228724" calcext:value-type="float">
            <text:p>2.23201</text:p>
          </table:table-cell>
          <table:table-cell office:value-type="float" office:value="2.3327582937401" calcext:value-type="float">
            <text:p>2.33276</text:p>
          </table:table-cell>
          <table:table-cell office:value-type="float" office:value="3.42280945236309" calcext:value-type="float">
            <text:p>3.4228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77221526909" calcext:value-type="float">
            <text:p>2.23177</text:p>
          </table:table-cell>
          <table:table-cell office:value-type="float" office:value="2.37965425531915" calcext:value-type="float">
            <text:p>2.37965</text:p>
          </table:table-cell>
          <table:table-cell office:value-type="float" office:value="3.61649937421777" calcext:value-type="float">
            <text:p>3.6165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102904988322" calcext:value-type="float">
            <text:p>2.23103</text:p>
          </table:table-cell>
          <table:table-cell office:value-type="float" office:value="2.26358483483483" calcext:value-type="float">
            <text:p>2.26358</text:p>
          </table:table-cell>
          <table:table-cell office:value-type="float" office:value="2.92368243243243" calcext:value-type="float">
            <text:p>2.9236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765836254382" calcext:value-type="float">
            <text:p>2.22766</text:p>
          </table:table-cell>
          <table:table-cell office:value-type="float" office:value="2.34398065848773" calcext:value-type="float">
            <text:p>2.34398</text:p>
          </table:table-cell>
          <table:table-cell office:value-type="float" office:value="3.9985252879319" calcext:value-type="float">
            <text:p>3.99853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414457781112" calcext:value-type="float">
            <text:p>2.22414</text:p>
          </table:table-cell>
          <table:table-cell office:value-type="float" office:value="2.23470503042427" calcext:value-type="float">
            <text:p>2.23471</text:p>
          </table:table-cell>
          <table:table-cell office:value-type="float" office:value="3.10982495623906" calcext:value-type="float">
            <text:p>3.1098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1962271817954" calcext:value-type="float">
            <text:p>2.21962</text:p>
          </table:table-cell>
          <table:table-cell office:value-type="float" office:value="2.3328137242644" calcext:value-type="float">
            <text:p>2.33281</text:p>
          </table:table-cell>
          <table:table-cell office:value-type="float" office:value="3.48377469367342" calcext:value-type="float">
            <text:p>3.4837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903059098108" calcext:value-type="float">
            <text:p>2.21903</text:p>
          </table:table-cell>
          <table:table-cell office:value-type="float" office:value="2.2548953905143" calcext:value-type="float">
            <text:p>2.2549</text:p>
          </table:table-cell>
          <table:table-cell office:value-type="float" office:value="2.88829707426857" calcext:value-type="float">
            <text:p>2.888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563991074408" calcext:value-type="float">
            <text:p>2.21564</text:p>
          </table:table-cell>
          <table:table-cell office:value-type="float" office:value="2.25994901151151" calcext:value-type="float">
            <text:p>2.25995</text:p>
          </table:table-cell>
          <table:table-cell office:value-type="float" office:value="2.9543968968969" calcext:value-type="float">
            <text:p>2.954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544886221555" calcext:value-type="float">
            <text:p>2.21545</text:p>
          </table:table-cell>
          <table:table-cell office:value-type="float" office:value="2.22124874968742" calcext:value-type="float">
            <text:p>2.22125</text:p>
          </table:table-cell>
          <table:table-cell office:value-type="float" office:value="3.19121655413853" calcext:value-type="float">
            <text:p>3.1912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269924356403" calcext:value-type="float">
            <text:p>2.2127</text:p>
          </table:table-cell>
          <table:table-cell office:value-type="float" office:value="2.18284050066867" calcext:value-type="float">
            <text:p>2.18284</text:p>
          </table:table-cell>
          <table:table-cell office:value-type="float" office:value="3.13998119358074" calcext:value-type="float">
            <text:p>3.13998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160040010002" calcext:value-type="float">
            <text:p>2.2116</text:p>
          </table:table-cell>
          <table:table-cell office:value-type="float" office:value="2.24177450612653" calcext:value-type="float">
            <text:p>2.24177</text:p>
          </table:table-cell>
          <table:table-cell office:value-type="float" office:value="2.87488372093023" calcext:value-type="float">
            <text:p>2.8748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056868383763" calcext:value-type="float">
            <text:p>2.21057</text:p>
          </table:table-cell>
          <table:table-cell office:value-type="float" office:value="2.43508783445861" calcext:value-type="float">
            <text:p>2.43509</text:p>
          </table:table-cell>
          <table:table-cell office:value-type="float" office:value="3.9429007251813" calcext:value-type="float">
            <text:p>3.942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0827785439652" calcext:value-type="float">
            <text:p>2.20828</text:p>
          </table:table-cell>
          <table:table-cell office:value-type="float" office:value="2.18849966566366" calcext:value-type="float">
            <text:p>2.1885</text:p>
          </table:table-cell>
          <table:table-cell office:value-type="float" office:value="3.1672592778335" calcext:value-type="float">
            <text:p>3.16726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562948140737" calcext:value-type="float">
            <text:p>2.20563</text:p>
          </table:table-cell>
          <table:table-cell office:value-type="float" office:value="2.19946077205269" calcext:value-type="float">
            <text:p>2.19946</text:p>
          </table:table-cell>
          <table:table-cell office:value-type="float" office:value="3.29293396698349" calcext:value-type="float">
            <text:p>3.2929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534904559473" calcext:value-type="float">
            <text:p>2.20535</text:p>
          </table:table-cell>
          <table:table-cell office:value-type="float" office:value="2.43314193131616" calcext:value-type="float">
            <text:p>2.43314</text:p>
          </table:table-cell>
          <table:table-cell office:value-type="float" office:value="4.04806201550388" calcext:value-type="float">
            <text:p>4.0480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137119692411" calcext:value-type="float">
            <text:p>2.14137</text:p>
          </table:table-cell>
          <table:table-cell office:value-type="float" office:value="2.20372022316951" calcext:value-type="float">
            <text:p>2.20372</text:p>
          </table:table-cell>
          <table:table-cell office:value-type="float" office:value="3.1998445336008" calcext:value-type="float">
            <text:p>3.19984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191797949487" calcext:value-type="float">
            <text:p>2.20192</text:p>
          </table:table-cell>
          <table:table-cell office:value-type="float" office:value="2.30604046845045" calcext:value-type="float">
            <text:p>2.30604</text:p>
          </table:table-cell>
          <table:table-cell office:value-type="float" office:value="3.1513103275819" calcext:value-type="float">
            <text:p>3.1513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9439234808702" calcext:value-type="float">
            <text:p>2.19439</text:p>
          </table:table-cell>
          <table:table-cell office:value-type="float" office:value="2.31974181045261" calcext:value-type="float">
            <text:p>2.31974</text:p>
          </table:table-cell>
          <table:table-cell office:value-type="float" office:value="3.18831332833208" calcext:value-type="float">
            <text:p>3.1883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424266116254" calcext:value-type="float">
            <text:p>2.19424</text:p>
          </table:table-cell>
          <table:table-cell office:value-type="float" office:value="2.18577651988992" calcext:value-type="float">
            <text:p>2.18578</text:p>
          </table:table-cell>
          <table:table-cell office:value-type="float" office:value="3.18231923942957" calcext:value-type="float">
            <text:p>3.18232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259285892946" calcext:value-type="float">
            <text:p>2.19259</text:p>
          </table:table-cell>
          <table:table-cell office:value-type="float" office:value="2.1839697973987" calcext:value-type="float">
            <text:p>2.18397</text:p>
          </table:table-cell>
          <table:table-cell office:value-type="float" office:value="3.29136693346673" calcext:value-type="float">
            <text:p>3.2913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9202030636948" calcext:value-type="float">
            <text:p>2.19202</text:p>
          </table:table-cell>
          <table:table-cell office:value-type="float" office:value="2.39668951915853" calcext:value-type="float">
            <text:p>2.39669</text:p>
          </table:table-cell>
          <table:table-cell office:value-type="float" office:value="3.6831705484598" calcext:value-type="float">
            <text:p>3.68317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997046175685" calcext:value-type="float">
            <text:p>2.18997</text:p>
          </table:table-cell>
          <table:table-cell office:value-type="float" office:value="2.14925559452238" calcext:value-type="float">
            <text:p>2.14926</text:p>
          </table:table-cell>
          <table:table-cell office:value-type="float" office:value="2.8965506012024" calcext:value-type="float">
            <text:p>2.89655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96933116504" calcext:value-type="float">
            <text:p>2.18969</text:p>
          </table:table-cell>
          <table:table-cell office:value-type="float" office:value="2.17601524059711" calcext:value-type="float">
            <text:p>2.17602</text:p>
          </table:table-cell>
          <table:table-cell office:value-type="float" office:value="3.2131523642732" calcext:value-type="float">
            <text:p>3.2131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5582821380809" calcext:value-type="float">
            <text:p>2.15583</text:p>
          </table:table-cell>
          <table:table-cell office:value-type="float" office:value="2.18735508609161" calcext:value-type="float">
            <text:p>2.18736</text:p>
          </table:table-cell>
          <table:table-cell office:value-type="float" office:value="3.27029964894684" calcext:value-type="float">
            <text:p>3.2703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526333917836" calcext:value-type="float">
            <text:p>2.18526</text:p>
          </table:table-cell>
          <table:table-cell office:value-type="float" office:value="2.36326528056112" calcext:value-type="float">
            <text:p>2.36327</text:p>
          </table:table-cell>
          <table:table-cell office:value-type="float" office:value="3.14249123246493" calcext:value-type="float">
            <text:p>3.14249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486493820975" calcext:value-type="float">
            <text:p>2.18486</text:p>
          </table:table-cell>
          <table:table-cell office:value-type="float" office:value="2.37969094438878" calcext:value-type="float">
            <text:p>2.37969</text:p>
          </table:table-cell>
          <table:table-cell office:value-type="float" office:value="3.12743612224449" calcext:value-type="float">
            <text:p>3.12744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253988139982" calcext:value-type="float">
            <text:p>2.18254</text:p>
          </table:table-cell>
          <table:table-cell office:value-type="float" office:value="2.22459909797043" calcext:value-type="float">
            <text:p>2.2246</text:p>
          </table:table-cell>
          <table:table-cell office:value-type="float" office:value="3.36914683036833" calcext:value-type="float">
            <text:p>3.36915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114335503798" calcext:value-type="float">
            <text:p>2.18114</text:p>
          </table:table-cell>
          <table:table-cell office:value-type="float" office:value="2.40060543451039" calcext:value-type="float">
            <text:p>2.40061</text:p>
          </table:table-cell>
          <table:table-cell office:value-type="float" office:value="3.69429000751315" calcext:value-type="float">
            <text:p>3.69429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18037397712091" calcext:value-type="float">
            <text:p>2.18037</text:p>
          </table:table-cell>
          <table:table-cell office:value-type="float" office:value="2.16553346275885" calcext:value-type="float">
            <text:p>2.16553</text:p>
          </table:table-cell>
          <table:table-cell office:value-type="float" office:value="2.91914078156313" calcext:value-type="float">
            <text:p>2.91914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796384573624" calcext:value-type="float">
            <text:p>2.17964</text:p>
          </table:table-cell>
          <table:table-cell office:value-type="float" office:value="2.18607951223586" calcext:value-type="float">
            <text:p>2.18608</text:p>
          </table:table-cell>
          <table:table-cell office:value-type="float" office:value="3.33196567276372" calcext:value-type="float">
            <text:p>3.33197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554190630991" calcext:value-type="float">
            <text:p>2.24554</text:p>
          </table:table-cell>
          <table:table-cell office:value-type="float" office:value="2.15992404351088" calcext:value-type="float">
            <text:p>2.15992</text:p>
          </table:table-cell>
          <table:table-cell office:value-type="float" office:value="3.25188422105526" calcext:value-type="float">
            <text:p>3.2518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022964727516" calcext:value-type="float">
            <text:p>2.14023</text:p>
          </table:table-cell>
          <table:table-cell office:value-type="float" office:value="2.12003301571381" calcext:value-type="float">
            <text:p>2.12003</text:p>
          </table:table-cell>
          <table:table-cell office:value-type="float" office:value="3.18754137412237" calcext:value-type="float">
            <text:p>3.18754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906101525381" calcext:value-type="float">
            <text:p>2.21906</text:p>
          </table:table-cell>
          <table:table-cell office:value-type="float" office:value="2.13720836459115" calcext:value-type="float">
            <text:p>2.13721</text:p>
          </table:table-cell>
          <table:table-cell office:value-type="float" office:value="3.23890222555639" calcext:value-type="float">
            <text:p>3.238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113465396189" calcext:value-type="float">
            <text:p>2.13113</text:p>
          </table:table-cell>
          <table:table-cell office:value-type="float" office:value="2.14492090855901" calcext:value-type="float">
            <text:p>2.14492</text:p>
          </table:table-cell>
          <table:table-cell office:value-type="float" office:value="3.15330867602808" calcext:value-type="float">
            <text:p>3.15331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870290489289" calcext:value-type="float">
            <text:p>2.1387</text:p>
          </table:table-cell>
          <table:table-cell office:value-type="float" office:value="2.11417458531299" calcext:value-type="float">
            <text:p>2.11417</text:p>
          </table:table-cell>
          <table:table-cell office:value-type="float" office:value="2.59869842460615" calcext:value-type="float">
            <text:p>2.598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287540635159" calcext:value-type="float">
            <text:p>2.12288</text:p>
          </table:table-cell>
          <table:table-cell office:value-type="float" office:value="2.10808347920313" calcext:value-type="float">
            <text:p>2.10808</text:p>
          </table:table-cell>
          <table:table-cell office:value-type="float" office:value="2.60249187296824" calcext:value-type="float">
            <text:p>2.6024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4" calcext:value-type="float">
            <text:p>4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5" calcext:value-type="float">
            <text:p>5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4" calcext:value-type="float">
            <text:p>4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4" calcext:value-type="float">
            <text:p>4</text:p>
          </table:table-cell>
          <table:table-cell table:formula="of:=SUM([.Q1:.Q5])" office:value-type="float" office:value="5" calcext:value-type="float">
            <text:p>5</text:p>
          </table:table-cell>
          <table:table-cell table:formula="of:=SUM([.R1:.R5])" office:value-type="float" office:value="1" calcext:value-type="float">
            <text:p>1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0" calcext:value-type="float">
            <text:p>0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0" calcext:value-type="float">
            <text:p>0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4" calcext:value-type="float">
            <text:p>4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4" calcext:value-type="float">
            <text:p>4</text:p>
          </table:table-cell>
          <table:table-cell table:formula="of:=SUM([.AN1:.AN5])" office:value-type="float" office:value="1" calcext:value-type="float">
            <text:p>1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0" calcext:value-type="float">
            <text:p>0</text:p>
          </table:table-cell>
          <table:table-cell table:formula="of:=SUM([.AR1:.AR5])" office:value-type="float" office:value="1" calcext:value-type="float">
            <text:p>1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4" calcext:value-type="float">
            <text:p>4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5" calcext:value-type="float">
            <text:p>5</text:p>
          </table:table-cell>
          <table:table-cell table:formula="of:=SUM([.BE1:.BE5])" office:value-type="float" office:value="1" calcext:value-type="float">
            <text:p>1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4" calcext:value-type="float">
            <text:p>4</text:p>
          </table:table-cell>
          <table:table-cell table:formula="of:=SUM([.BO1:.BO5])" office:value-type="float" office:value="4" calcext:value-type="float">
            <text:p>4</text:p>
          </table:table-cell>
          <table:table-cell table:formula="of:=SUM([.BP1:.BP5])" office:value-type="float" office:value="5" calcext:value-type="float">
            <text:p>5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09:43:17.328258944</dc:date>
    <meta:document-statistic meta:table-count="1" meta:cell-count="4640" meta:object-count="0"/>
    <meta:generator>LibreOffice/4.2.8.2$Linux_X86_64 LibreOffice_project/420m0$Build-2</meta:generator>
  </office:meta>
</office:document-meta>
</file>